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center" style:justify-single-word="false"/>
      <style:text-properties fo:language="fr" fo:country="FR"/>
    </style:style>
    <style:style style:name="P3" style:family="paragraph" style:parent-style-name="First_20_paragraph">
      <style:paragraph-properties fo:text-align="justify" style:justify-single-word="false"/>
      <style:text-properties fo:language="fr" fo:country="FR" officeooo:rsid="001ccb11" officeooo:paragraph-rsid="001ccb11"/>
    </style:style>
    <style:style style:name="P4" style:family="paragraph" style:parent-style-name="First_20_paragraph">
      <style:paragraph-properties fo:text-align="justify" style:justify-single-word="false"/>
      <style:text-properties officeooo:paragraph-rsid="001ccb11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ext_20_body">
      <style:paragraph-properties fo:text-align="center" style:justify-single-word="false"/>
      <style:text-properties fo:language="fr" fo:country="FR"/>
    </style:style>
    <style:style style:name="P7" style:family="paragraph" style:parent-style-name="Text_20_body">
      <style:paragraph-properties fo:text-align="justify" style:justify-single-word="false"/>
      <style:text-properties fo:language="fr" fo:country="FR" officeooo:rsid="002319a0" officeooo:paragraph-rsid="002319a0"/>
    </style:style>
    <style:style style:name="P8" style:family="paragraph" style:parent-style-name="Text_20_body">
      <style:paragraph-properties fo:text-align="justify" style:justify-single-word="false"/>
      <style:text-properties officeooo:paragraph-rsid="0018b3ac"/>
    </style:style>
    <style:style style:name="P9" style:family="paragraph" style:parent-style-name="Text_20_body">
      <style:paragraph-properties fo:text-align="justify" style:justify-single-word="false"/>
      <style:text-properties officeooo:paragraph-rsid="001ccb11"/>
    </style:style>
    <style:style style:name="P10" style:family="paragraph" style:parent-style-name="Text_20_body">
      <style:paragraph-properties fo:text-align="justify" style:justify-single-word="false"/>
      <style:text-properties officeooo:paragraph-rsid="001e25ff"/>
    </style:style>
    <style:style style:name="P11" style:family="paragraph" style:parent-style-name="Text_20_body">
      <style:text-properties officeooo:paragraph-rsid="0025f409"/>
    </style:style>
    <style:style style:name="P12" style:family="paragraph" style:parent-style-name="Text_20_body" style:list-style-name="L1">
      <style:paragraph-properties fo:text-align="justify" style:justify-single-word="false"/>
      <style:text-properties fo:language="fr" fo:country="FR" officeooo:rsid="002319a0" officeooo:paragraph-rsid="002319a0"/>
    </style:style>
    <style:style style:name="P13" style:family="paragraph" style:parent-style-name="Text_20_body">
      <style:paragraph-properties fo:text-align="justify" style:justify-single-word="false"/>
      <style:text-properties officeooo:paragraph-rsid="002e11ab"/>
    </style:style>
    <style:style style:name="P14" style:family="paragraph" style:parent-style-name="Heading_20_1">
      <style:paragraph-properties fo:text-align="center" style:justify-single-word="false"/>
      <style:text-properties fo:language="fr" fo:country="FR"/>
    </style:style>
    <style:style style:name="P15" style:family="paragraph" style:parent-style-name="Heading_20_2">
      <style:text-properties fo:language="fr" fo:country="FR"/>
    </style:style>
    <style:style style:name="P16" style:family="paragraph" style:parent-style-name="Heading_20_2">
      <style:text-properties officeooo:rsid="001ccb11" officeooo:paragraph-rsid="001ccb11"/>
    </style:style>
    <style:style style:name="P17" style:family="paragraph" style:parent-style-name="Heading_20_2">
      <style:text-properties officeooo:rsid="0025f409" officeooo:paragraph-rsid="0025f409"/>
    </style:style>
    <style:style style:name="P18" style:family="paragraph" style:parent-style-name="Heading_20_2">
      <style:text-properties style:font-name="Liberation Serif" fo:font-size="12pt" fo:language="fr" fo:country="FR" fo:font-style="normal" fo:font-weight="normal" officeooo:rsid="001722a5" officeooo:paragraph-rsid="0025f409" style:font-size-asian="12pt" style:font-style-asian="normal" style:font-weight-asian="normal" style:font-size-complex="12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722a5"/>
    </style:style>
    <style:style style:name="T3" style:family="text">
      <style:text-properties fo:language="fr" fo:country="FR" officeooo:rsid="0018b3ac"/>
    </style:style>
    <style:style style:name="T4" style:family="text">
      <style:text-properties fo:language="fr" fo:country="FR" officeooo:rsid="001bfdf9"/>
    </style:style>
    <style:style style:name="T5" style:family="text">
      <style:text-properties fo:language="fr" fo:country="FR" officeooo:rsid="001c4488"/>
    </style:style>
    <style:style style:name="T6" style:family="text">
      <style:text-properties fo:language="fr" fo:country="FR" officeooo:rsid="001ccb11"/>
    </style:style>
    <style:style style:name="T7" style:family="text">
      <style:text-properties fo:language="fr" fo:country="FR" officeooo:rsid="0027e53e"/>
    </style:style>
    <style:style style:name="T8" style:family="text">
      <style:text-properties fo:font-variant="small-caps"/>
    </style:style>
    <style:style style:name="T9" style:family="text">
      <style:text-properties fo:font-variant="small-caps" fo:language="fr" fo:country="FR"/>
    </style:style>
    <style:style style:name="T10" style:family="text">
      <style:text-properties fo:font-variant="small-caps" fo:language="fr" fo:country="FR" officeooo:rsid="0018b3ac"/>
    </style:style>
    <style:style style:name="T11" style:family="text">
      <style:text-properties fo:font-variant="small-caps" fo:language="fr" fo:country="FR" officeooo:rsid="001c4488"/>
    </style:style>
    <style:style style:name="T12" style:family="text">
      <style:text-properties fo:font-variant="small-caps" fo:language="fr" fo:country="FR" officeooo:rsid="001bfdf9"/>
    </style:style>
    <style:style style:name="T13" style:family="text">
      <style:text-properties fo:font-variant="small-caps" fo:language="fr" fo:country="FR" officeooo:rsid="001ccb11"/>
    </style:style>
    <style:style style:name="T14" style:family="text">
      <style:text-properties fo:font-variant="normal" fo:text-transform="none" fo:language="fr" fo:country="FR" officeooo:rsid="0018b3ac"/>
    </style:style>
    <style:style style:name="T15" style:family="text">
      <style:text-properties fo:font-variant="normal" fo:text-transform="none" fo:language="fr" fo:country="FR" officeooo:rsid="001a6f3a"/>
    </style:style>
    <style:style style:name="T16" style:family="text">
      <style:text-properties fo:font-variant="normal" fo:text-transform="none" fo:language="fr" fo:country="FR" officeooo:rsid="001ccb11"/>
    </style:style>
    <style:style style:name="T17" style:family="text">
      <style:text-properties fo:font-variant="normal" fo:text-transform="none" fo:language="fr" fo:country="FR" officeooo:rsid="001e25ff"/>
    </style:style>
    <style:style style:name="T18" style:family="text">
      <style:text-properties fo:font-variant="normal" fo:text-transform="none" fo:language="fr" fo:country="FR" fo:font-style="italic" officeooo:rsid="001fa145" style:font-style-asian="italic" style:font-style-complex="italic"/>
    </style:style>
    <style:style style:name="T19" style:family="text">
      <style:text-properties fo:font-variant="normal" fo:text-transform="none" fo:language="fr" fo:country="FR" fo:font-style="italic" officeooo:rsid="001e25ff" style:font-style-asian="italic" style:font-style-complex="italic"/>
    </style:style>
    <style:style style:name="T20" style:family="text">
      <style:text-properties fo:font-variant="normal" fo:text-transform="none" fo:language="fr" fo:country="FR" fo:font-style="italic" fo:font-weight="normal" officeooo:rsid="002ad60e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language="fr" fo:country="FR" fo:font-style="normal" officeooo:rsid="001fa145" style:font-style-asian="normal" style:font-style-complex="normal"/>
    </style:style>
    <style:style style:name="T22" style:family="text">
      <style:text-properties fo:font-variant="normal" fo:text-transform="none" fo:language="fr" fo:country="FR" fo:font-style="normal" officeooo:rsid="002092be" style:font-style-asian="normal" style:font-style-complex="normal"/>
    </style:style>
    <style:style style:name="T23" style:family="text">
      <style:text-properties fo:font-variant="normal" fo:text-transform="none" fo:language="fr" fo:country="FR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language="fr" fo:country="FR" officeooo:rsid="0028d369"/>
    </style:style>
    <style:style style:name="T25" style:family="text">
      <style:text-properties fo:font-variant="normal" fo:text-transform="none" fo:language="fr" fo:country="FR" officeooo:rsid="002aa5e7"/>
    </style:style>
    <style:style style:name="T26" style:family="text">
      <style:text-properties fo:font-variant="normal" fo:text-transform="none" fo:language="en" fo:country="US" fo:font-style="normal" fo:font-weight="normal" officeooo:rsid="002092be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language="en" fo:country="US" fo:font-style="normal" fo:font-weight="normal" officeooo:rsid="002c523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language="en" fo:country="US" fo:font-style="normal" fo:font-weight="normal" officeooo:rsid="002e11ab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language="en" fo:country="US" fo:font-style="normal" fo:font-weight="normal" officeooo:rsid="002e11ab" fo:background-color="#f58220" loext:char-shading-value="0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language="en" fo:country="US" fo:font-style="normal" fo:font-weight="normal" officeooo:rsid="002e11ab" fo:background-color="#f58220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anguage="en" fo:country="US" fo:font-style="normal" fo:font-weight="normal" officeooo:rsid="002e11ab" fo:background-color="#fedcc6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anguage="en" fo:country="US" fo:font-style="italic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anguage="en" fo:country="US" fo:font-style="italic" fo:font-weight="normal" officeooo:rsid="002092be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anguage="en" fo:country="US" fo:font-style="italic" fo:font-weight="normal" officeooo:rsid="002ad60e" style:font-style-asian="normal" style:font-weight-asian="normal" style:font-style-complex="normal" style:font-weight-complex="normal"/>
    </style:style>
    <style:style style:name="T35" style:family="text">
      <style:text-properties officeooo:rsid="002e11ab"/>
    </style:style>
    <style:style style:name="T36" style:family="text">
      <style:text-properties officeooo:rsid="002ff237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solid" style:text-line-through-type="singl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bookmark-start text:name="header-n18"/>Interrogation de <text:span text:style-name="T8">WIKTIONARY</text:span> en ligne de commande <text:bookmark-end text:name="header-n18"/></text:h>
      <text:p text:style-name="P2">GALLIENNE Romane, PEREIRA Cindy, DEMANÉE Nadège</text:p>
      <text:p text:style-name="P6"/>
      <text:h text:style-name="P15" text:outline-level="2"><text:bookmark-start text:name="header-n21"/>1. Présentation du projet<text:bookmark-end text:name="header-n21"/></text:h>
      <text:p text:style-name="P4"><text:span text:style-name="T1">Ce projet a pour but d'extraire des informations de la base de données lexicale </text:span><text:span text:style-name="T9">Wiktionary</text:span><text:span text:style-name="T1"> à parti</text:span><text:span text:style-name="T2">r</text:span><text:span text:style-name="T1"> d'un logiciel de programmation. Nous allons d'abord présenter ce qu'est </text:span><text:span text:style-name="T9">Wiktionary</text:span><text:span text:style-name="T1">, puis nous développerons notre démarche pour réaliser ce projet.</text:span></text:p>
      <text:p text:style-name="P3"/>
      <text:h text:style-name="Heading_20_2" text:outline-level="2">Présentation de Wiktionary</text:h>
      <text:p text:style-name="P8"><text:span text:style-name="T9">Wiktionary</text:span><text:span text:style-name="T1"> est un projet mené par la Wikimedia Foundation, qui a pour but de réunir et définir tous les mots de toutes les langues. </text:span><text:span text:style-name="T7">À</text:span><text:span text:style-name="T1"> ce jour, </text:span><text:span text:style-name="T9">Wiktionary</text:span><text:span text:style-name="T1"> existe dans plus de 150 langues de rédaction. </text:span><text:span text:style-name="T9">Wiktionary</text:span><text:span text:style-name="T1"> est fondé sur un système de wiki, c'est à dire “une application web qui permet de créer, modifier, et illustrer de manière collaborative des pages d'un site web”</text:span><text:span text:style-name="T1"><text:note text:id="ftn1" text:note-class="footnote"><text:note-citation>1</text:note-citation><text:note-body><text:p text:style-name="Footnote">https://fr.wikipedia.org/wiki/Wiki</text:p></text:note-body></text:note></text:span><text:span text:style-name="T1"> (le plus connu étant </text:span><text:span text:style-name="T9">Wikipedia</text:span><text:span text:style-name="T1">). </text:span><text:span text:style-name="T3">Lorsqu’on cherche un mot dans </text:span><text:span text:style-name="T10">Wiktionary, </text:span><text:span text:style-name="T14">on trouve des informations telles que l’étymologie, les flexions, les variantes orthographiques, mais aussi </text:span><text:span text:style-name="T15">les mots liés au mot cherché</text:span><text:span text:style-name="T14"> </text:span><text:span text:style-name="T15">(les synonymes, antonymes, dérivés, etc.). On peut également consulter les traductions du mot dans les langues référencées, ainsi que sa prononciation en phonétique </text:span><text:span text:style-name="T24">et</text:span><text:span text:style-name="T15"> </text:span><text:span text:style-name="T24">s</text:span><text:span text:style-name="T15">es anagrammes </text:span><text:span text:style-name="T24">possibles</text:span><text:span text:style-name="T15">. S’il existe un homographe</text:span><text:span text:style-name="T14"> </text:span><text:span text:style-name="T15">dans une autre langue, une deuxième section est créé</text:span><text:span text:style-name="T25">e</text:span><text:span text:style-name="T15"> avec des informations dans la langue de l’homographe.</text:span></text:p>
      <text:h text:style-name="P16" text:outline-level="2"><office:annotation office:name="__Annotation__192_1381033660"><dc:creator>Auteur inconnu</dc:creator><dc:date>2020-06-02T10:02:20.151853893</dc:date><text:p text:style-name="P19"><text:span text:style-name="T37">Répétition avec l’autre titre</text:span></text:p></office:annotation>Présentation du projet<office:annotation-end office:name="__Annotation__192_1381033660"/></text:h>
      <text:p text:style-name="P9"><text:span text:style-name="T4">Pour travailler sur les données en ligne de commande, nous travaillerons </text:span><text:span text:style-name="T6">sur les données hors-connexion. Pour cela, nous utilisons les dumps de</text:span><text:span text:style-name="T4">s données</text:span><text:span text:style-name="T5"> de </text:span><text:span text:style-name="T11">Wikitionary</text:span><text:span text:style-name="T12">,</text:span><text:span text:style-name="T4"> fournis par Wiki</text:span><text:span text:style-name="T5">media. Un dump est une sauvegarde de données à un instant précis. </text:span><text:span text:style-name="T6">Les télécharger permet d’avoir accès aux données des pages </text:span><text:span text:style-name="T13">Wiktionary </text:span><text:span text:style-name="T16">directement dans notre logiciel de programmation. </text:span></text:p>
      <text:p text:style-name="P10"><text:span text:style-name="T17">Pour lire le dump, nous utilisons la bibliothèque </text:span><text:span text:style-name="T19">wikitionary_extractor-</text:span><text:span text:style-name="T18">1.0-SNAPSHOT.jar</text:span><text:span text:style-name="T21">, qui dépend de la librairie </text:span><text:span text:style-name="T18">Common Press</text:span><text:span text:style-name="T21"> version 1.20. Cette librairie permet de travailler sur des formats de fichiers comme Unix dump, tar ou encore zip.</text:span></text:p>
      <text:p text:style-name="P13"><text:span text:style-name="T21">N</text:span><text:span text:style-name="T22">ous travaillons sur l’</text:span><text:span text:style-name="T23">IDE, pour </text:span><text:span text:style-name="T20">I</text:span><text:span text:style-name="T32">ntegrated </text:span><text:span text:style-name="T34">D</text:span><text:span text:style-name="T32">evelopment </text:span><text:span text:style-name="T34">E</text:span><text:span text:style-name="T32">nvironment </text:span><text:span text:style-name="T33">(ou EDI en français : </text:span><text:span text:style-name="T34">E</text:span><text:span text:style-name="T33">nvironnement de </text:span><text:span text:style-name="T34">D</text:span><text:span text:style-name="T33">éveloppement « </text:span><text:span text:style-name="T34">I</text:span><text:span text:style-name="T33">ntégré »), </text:span><text:span text:style-name="T26">Eclipse, développé par la Fondation Eclipse. </text:span><text:span text:style-name="T31">Ce logiciel regroupe de nombreux outils facilitant la gestion du code. Nous l’utiliserons avec le langage Java. </text:span><office:annotation office:name="__Annotation__98_3410311283"><dc:creator>Auteur inconnu</dc:creator><dc:date>2020-06-01T12:36:19.509062898</dc:date><text:p text:style-name="P19"><text:span text:style-name="T38">Utile ? Moche !</text:span><text:span text:style-name="T37"> </text:span></text:p><text:p text:style-name="P19"><text:span text:style-name="T37">Remplaçable ? </text:span></text:p></office:annotation><text:span text:style-name="T26">Ce logiciel permet d’entrer les lignes de commande directement d</text:span><text:span text:style-name="T27">ans </text:span><text:span text:style-name="T26">le logiciel, sans passer donc par le terminal d’un ordinateur.</text:span><office:annotation-end office:name="__Annotation__98_3410311283"/></text:p>
      <text:p text:style-name="P7"/>
      <text:p text:style-name="P7"><text:soft-page-break/>Pour ce projet, nous <text:span text:style-name="T35">ne</text:span> nous intéressons qu’aux mots français, dont nous devons extraire les données suivantes : <text:s/></text:p>
      <text:list xml:id="list3296331617" text:style-name="L1">
        <text:list-item>
          <text:p text:style-name="P12"><text:span text:style-name="T36">leur</text:span> prononciation ;</text:p>
        </text:list-item>
        <text:list-item>
          <text:p text:style-name="P12"><text:span text:style-name="T36">leurs</text:span> catégories morpho-syntaxiques ;</text:p>
        </text:list-item>
        <text:list-item>
          <text:p text:style-name="P12"><text:span text:style-name="T36">leurs</text:span> traductions ;</text:p>
        </text:list-item>
        <text:list-item>
          <text:p text:style-name="P12"><text:span text:style-name="T36">leurs </text:span>synonymes ;</text:p>
        </text:list-item>
        <text:list-item>
          <text:p text:style-name="P12"><text:span text:style-name="T36">leurs </text:span>antonymes.</text:p>
        </text:list-item>
      </text:list>
      <text:p text:style-name="P7"/>
      <text:h text:style-name="P17" text:outline-level="2">2. Réalisation du projet</text:h>
      <text:p text:style-name="P11"/>
      <text:p text:style-name="P11"/>
      <text:p text:style-name="P11"/>
      <text:h text:style-name="P17" text:outline-level="2">3. Difficultés et résolutions</text:h>
      <text:h text:style-name="P18" text:outline-level="2">comment stocker le max de mot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20-06-04T22:43:00.378520275</dc:date>
    <meta:editing-duration>PT52M1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410" meta:character-count="2712" meta:non-whitespace-character-count="2323"/>
  </office:meta>
</office:document-meta>
</file>